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c03a" officeooo:paragraph-rsid="0004c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tivações de cyber-crimes </text:p>
      <text:p text:style-name="P1"/>
      <text:p text:style-name="P1">-Roubar dados</text:p>
      <text:p text:style-name="P1">-roubar recursos financeiros </text:p>
      <text:p text:style-name="P1">-destruir reputação </text:p>
      <text:p text:style-name="P1">-causar danos materiais </text:p>
      <text:p text:style-name="P1">-vandalismo </text:p>
      <text:p text:style-name="P1">-terrorismo </text:p>
      <text:p text:style-name="P1">-criar caos </text:p>
      <text:p text:style-name="P1">-perseguição e coação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8T14:03:34.474000000</dc:date>
    <meta:editing-duration>PT1M57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9" meta:word-count="20" meta:character-count="171" meta:non-whitespace-character-count="152"/>
  </office:meta>
</office:document-meta>
</file>